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&gt;10*[.$M3]" style:apply-style-name="red" style:base-cell-address="Sheet1.C3"/>
      <style:map style:condition="cell-content()=[.$M3]" style:apply-style-name="green" style:base-cell-address="Sheet1.C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Default"/>
          <table:table-cell office:value-type="string" calcext:value-type="string">
            <text:p>Tamandu</text:p>
          </table:table-cell>
          <table:table-cell table:style-name="Default"/>
          <table:table-cell office:value-type="string" calcext:value-type="string">
            <text:p>Synquid</text:p>
          </table:table-cell>
          <table:table-cell table:style-name="Default"/>
          <table:table-cell office:value-type="string" calcext:value-type="string">
            <text:p>Escher</text:p>
          </table:table-cell>
          <table:table-cell table:style-name="Default"/>
          <table:table-cell office:value-type="string" calcext:value-type="string">
            <text:p>Lambda square</text:p>
          </table:table-cell>
          <table:table-cell table:style-name="Default"/>
          <table:table-cell office:value-type="string" calcext:value-type="string">
            <text:p>Myt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spec size in nof examples</text:p>
          </table:table-cell>
          <table:table-cell table:style-name="Default" office:value-type="string" calcext:value-type="string">
            <text:p><text:s/>time with blacklist (s) nof_nodes_simple_types 37</text:p>
          </table:table-cell>
          <table:table-cell office:value-type="string" calcext:value-type="string">
            <text:p>spec size in AST nodes</text:p>
          </table:table-cell>
          <table:table-cell table:style-name="Default" office:value-type="string" calcext:value-type="string">
            <text:p>tiime (s)</text:p>
          </table:table-cell>
          <table:table-cell office:value-type="string" calcext:value-type="string">
            <text:p>spec size (unknown)</text:p>
          </table:table-cell>
          <table:table-cell table:style-name="Default" office:value-type="string" calcext:value-type="string">
            <text:p>time(s)</text:p>
          </table:table-cell>
          <table:table-cell office:value-type="string" calcext:value-type="string">
            <text:p>spec size (nof examples)</text:p>
          </table:table-cell>
          <table:table-cell table:style-name="Default" office:value-type="string" calcext:value-type="string">
            <text:p>time (s)</text:p>
          </table:table-cell>
          <table:table-cell office:value-type="string" calcext:value-type="string">
            <text:p>spec size (nof examples)</text:p>
          </table:table-cell>
          <table:table-cell table:style-name="Default" office:value-type="string" calcext:value-type="string">
            <text:p>time (s)</text:p>
          </table:table-cell>
          <table:table-cell/>
          <table:table-cell office:value-type="string" calcext:value-type="string">
            <text:p>minimum time</text:p>
          </table:table-cell>
          <table:table-cell office:value-type="string" calcext:value-type="string">
            <text:p>ratio tamandu/minimum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2" calcext:value-type="float">
            <text:p>2</text:p>
          </table:table-cell>
          <table:table-cell office:value-type="float" office:value="0.065243" calcext:value-type="float">
            <text:p>0,065243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,23</text:p>
          </table:table-cell>
          <table:table-cell office:value-type="float" office:value="12" calcext:value-type="float">
            <text:p>12</text:p>
          </table:table-cell>
          <table:table-cell office:value-type="float" office:value="0.011" calcext:value-type="float">
            <text:p>0,011</text:p>
          </table:table-cell>
          <table:table-cell/>
          <table:table-cell table:formula="of:=MIN([.C3];[.E3];[.G3];[.I3];[.K3])" office:value-type="float" office:value="0.011" calcext:value-type="float">
            <text:p>0,011</text:p>
          </table:table-cell>
          <table:table-cell table:formula="of:=[.C3]/[.M3]" office:value-type="float" office:value="5.93118181818182" calcext:value-type="float">
            <text:p>5,9311818182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2" calcext:value-type="float">
            <text:p>2</text:p>
          </table:table-cell>
          <table:table-cell office:value-type="float" office:value="0.037926" calcext:value-type="float">
            <text:p>0,037926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,13</text:p>
          </table:table-cell>
          <table:table-cell office:value-type="float" office:value="6" calcext:value-type="float">
            <text:p>6</text:p>
          </table:table-cell>
          <table:table-cell office:value-type="float" office:value="0.019" calcext:value-type="float">
            <text:p>0,019</text:p>
          </table:table-cell>
          <table:table-cell/>
          <table:table-cell table:formula="of:=MIN([.C4];[.E4];[.G4];[.I4];[.K4])" office:value-type="float" office:value="0.019" calcext:value-type="float">
            <text:p>0,019</text:p>
          </table:table-cell>
          <table:table-cell table:formula="of:=[.C4]/[.M4]" office:value-type="float" office:value="1.99610526315789" calcext:value-type="float">
            <text:p>1,9961052632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float" office:value="2" calcext:value-type="float">
            <text:p>2</text:p>
          </table:table-cell>
          <table:table-cell office:value-type="float" office:value="0.054791" calcext:value-type="float">
            <text:p>0,054791</text:p>
          </table:table-cell>
          <table:table-cell office:value-type="float" office:value="14" calcext:value-type="float">
            <text:p>14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0.016" calcext:value-type="float">
            <text:p>0,01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29" calcext:value-type="float">
            <text:p>1,29</text:p>
          </table:table-cell>
          <table:table-cell/>
          <table:table-cell table:formula="of:=MIN([.C5];[.E5];[.G5];[.I5];[.K5])" office:value-type="float" office:value="0.016" calcext:value-type="float">
            <text:p>0,016</text:p>
          </table:table-cell>
          <table:table-cell table:formula="of:=[.C5]/[.M5]" office:value-type="float" office:value="3.4244375" calcext:value-type="float">
            <text:p>3,4244375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float" office:value="2" calcext:value-type="float">
            <text:p>2</text:p>
          </table:table-cell>
          <table:table-cell office:value-type="float" office:value="0.056306" calcext:value-type="float">
            <text:p>0,0563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16.39" calcext:value-type="float">
            <text:p>316,39</text:p>
          </table:table-cell>
          <table:table-cell table:number-columns-repeated="3"/>
          <table:table-cell table:formula="of:=MIN([.C6];[.E6];[.G6];[.I6];[.K6])" office:value-type="float" office:value="0.056306" calcext:value-type="float">
            <text:p>0,056306</text:p>
          </table:table-cell>
          <table:table-cell table:formula="of:=[.C6]/[.M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float" office:value="2" calcext:value-type="float">
            <text:p>2</text:p>
          </table:table-cell>
          <table:table-cell office:value-type="float" office:value="0.598337" calcext:value-type="float">
            <text:p>0,5983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,12</text:p>
          </table:table-cell>
          <table:table-cell table:number-columns-repeated="3"/>
          <table:table-cell table:formula="of:=MIN([.C7];[.E7];[.G7];[.I7];[.K7])" office:value-type="float" office:value="0.12" calcext:value-type="float">
            <text:p>0,12</text:p>
          </table:table-cell>
          <table:table-cell table:formula="of:=[.C7]/[.M7]" office:value-type="float" office:value="4.98614166666667" calcext:value-type="float">
            <text:p>4,9861416667</text:p>
          </table:table-cell>
        </table:table-row>
        <table:table-row table:style-name="ro1">
          <table:table-cell office:value-type="string" calcext:value-type="string">
            <text:p>is_even</text:p>
          </table:table-cell>
          <table:table-cell office:value-type="float" office:value="2" calcext:value-type="float">
            <text:p>2</text:p>
          </table:table-cell>
          <table:table-cell office:value-type="float" office:value="0.000841" calcext:value-type="float">
            <text:p>0,000841</text:p>
          </table:table-cell>
          <table:table-cell table:number-columns-repeated="3"/>
          <table:table-cell office:value-type="float" office:value="0.016" calcext:value-type="float">
            <text:p>0,0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MIN([.C8];[.E8];[.G8];[.I8];[.K8])" office:value-type="float" office:value="0.000841" calcext:value-type="float">
            <text:p>0,000841</text:p>
          </table:table-cell>
          <table:table-cell table:formula="of:=[.C8]/[.M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_nil</text:p>
          </table:table-cell>
          <table:table-cell office:value-type="float" office:value="2" calcext:value-type="float">
            <text:p>2</text:p>
          </table:table-cell>
          <table:table-cell office:value-type="float" office:value="0.00341" calcext:value-type="float">
            <text:p>0,00341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table:number-columns-repeated="7"/>
          <table:table-cell table:formula="of:=MIN([.C9];[.E9];[.G9];[.I9];[.K9])" office:value-type="float" office:value="0.00341" calcext:value-type="float">
            <text:p>0,00341</text:p>
          </table:table-cell>
          <table:table-cell table:formula="of:=[.C9]/[.M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office:value-type="float" office:value="0.001472" calcext:value-type="float">
            <text:p>0,001472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0.093" calcext:value-type="float">
            <text:p>0,093</text:p>
          </table:table-cell>
          <table:table-cell/>
          <table:table-cell table:formula="of:=MIN([.C10];[.E10];[.G10];[.I10];[.K10])" office:value-type="float" office:value="0.001472" calcext:value-type="float">
            <text:p>0,001472</text:p>
          </table:table-cell>
          <table:table-cell table:formula="of:=[.C10]/[.M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office:value-type="float" office:value="28.436183" calcext:value-type="float">
            <text:p>28,436183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08" calcext:value-type="float">
            <text:p>0,00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office:value-type="float" office:value="0.019" calcext:value-type="float">
            <text:p>0,019</text:p>
          </table:table-cell>
          <table:table-cell/>
          <table:table-cell table:formula="of:=MIN([.C11];[.E11];[.G11];[.I11];[.K11])" office:value-type="float" office:value="0.008" calcext:value-type="float">
            <text:p>0,008</text:p>
          </table:table-cell>
          <table:table-cell table:formula="of:=[.C11]/[.M11]" office:value-type="float" office:value="3554.522875" calcext:value-type="float">
            <text:p>3554,522875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float" office:value="2" calcext:value-type="float">
            <text:p>2</text:p>
          </table:table-cell>
          <table:table-cell office:value-type="float" office:value="0.251108" calcext:value-type="float">
            <text:p>0,25110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table:number-columns-repeated="3"/>
          <table:table-cell table:formula="of:=MIN([.C12];[.E12];[.G12];[.I12];[.K12])" office:value-type="float" office:value="0.04" calcext:value-type="float">
            <text:p>0,04</text:p>
          </table:table-cell>
          <table:table-cell table:formula="of:=[.C12]/[.M12]" office:value-type="float" office:value="6.2777" calcext:value-type="float">
            <text:p>6,2777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float" office:value="3" calcext:value-type="float">
            <text:p>3</text:p>
          </table:table-cell>
          <table:table-cell office:value-type="float" office:value="13.115011" calcext:value-type="float">
            <text:p>13,115011</text:p>
          </table:table-cell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,11</text:p>
          </table:table-cell>
          <table:table-cell table:number-columns-repeated="3"/>
          <table:table-cell table:formula="of:=MIN([.C13];[.E13];[.G13];[.I13];[.K13])" office:value-type="float" office:value="0.06" calcext:value-type="float">
            <text:p>0,06</text:p>
          </table:table-cell>
          <table:table-cell table:formula="of:=[.C13]/[.M13]" office:value-type="float" office:value="218.583516666667" calcext:value-type="float">
            <text:p>218,5835166667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3" calcext:value-type="float">
            <text:p>3</text:p>
          </table:table-cell>
          <table:table-cell office:value-type="float" office:value="0.240157" calcext:value-type="float">
            <text:p>0,24015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46" calcext:value-type="float">
            <text:p>0,46</text:p>
          </table:table-cell>
          <table:table-cell table:number-columns-repeated="3"/>
          <table:table-cell table:formula="of:=MIN([.C14];[.E14];[.G14];[.I14];[.K14])" office:value-type="float" office:value="0.240157" calcext:value-type="float">
            <text:p>0,240157</text:p>
          </table:table-cell>
          <table:table-cell table:formula="of:=[.C14]/[.M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  <table:table-cell office:value-type="float" office:value="22.669878" calcext:value-type="float">
            <text:p>22,669878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,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,35</text:p>
          </table:table-cell>
          <table:table-cell table:number-columns-repeated="3"/>
          <table:table-cell table:formula="of:=MIN([.C15];[.E15];[.G15];[.I15];[.K15])" office:value-type="float" office:value="0.03" calcext:value-type="float">
            <text:p>0,03</text:p>
          </table:table-cell>
          <table:table-cell table:formula="of:=[.C15]/[.M15]" office:value-type="float" office:value="755.6626" calcext:value-type="float">
            <text:p>755,6626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float" office:value="2" calcext:value-type="float">
            <text:p>2</text:p>
          </table:table-cell>
          <table:table-cell office:value-type="float" office:value="0.064425" calcext:value-type="float">
            <text:p>0,06442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table:formula="of:=MIN([.C16];[.E16];[.G16];[.I16];[.K16])" office:value-type="float" office:value="0.01" calcext:value-type="float">
            <text:p>0,01</text:p>
          </table:table-cell>
          <table:table-cell table:formula="of:=[.C16]/[.M16]" office:value-type="float" office:value="6.4425" calcext:value-type="float">
            <text:p>6,4425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float" office:value="2" calcext:value-type="float">
            <text:p>2</text:p>
          </table:table-cell>
          <table:table-cell office:value-type="float" office:value="0.592188" calcext:value-type="float">
            <text:p>0,59218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,08</text:p>
          </table:table-cell>
          <table:table-cell table:number-columns-repeated="3"/>
          <table:table-cell table:formula="of:=MIN([.C17];[.E17];[.G17];[.I17];[.K17])" office:value-type="float" office:value="0.08" calcext:value-type="float">
            <text:p>0,08</text:p>
          </table:table-cell>
          <table:table-cell table:formula="of:=[.C17]/[.M17]" office:value-type="float" office:value="7.40235" calcext:value-type="float">
            <text:p>7,40235</text:p>
          </table:table-cell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3" calcext:value-type="float">
            <text:p>3</text:p>
          </table:table-cell>
          <table:table-cell office:value-type="float" office:value="0.3426" calcext:value-type="float">
            <text:p>0,3426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96" calcext:value-type="float">
            <text:p>0,96</text:p>
          </table:table-cell>
          <table:table-cell/>
          <table:table-cell table:formula="of:=MIN([.C18];[.E18];[.G18];[.I18];[.K18])" office:value-type="float" office:value="0.3426" calcext:value-type="float">
            <text:p>0,3426</text:p>
          </table:table-cell>
          <table:table-cell table:formula="of:=[.C18]/[.M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3" calcext:value-type="float">
            <text:p>3</text:p>
          </table:table-cell>
          <table:table-cell office:value-type="float" office:value="0.08463" calcext:value-type="float">
            <text:p>0,08463</text:p>
          </table:table-cell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table:number-columns-repeated="7"/>
          <table:table-cell table:formula="of:=MIN([.C19];[.E19];[.G19];[.I19];[.K19])" office:value-type="float" office:value="0.06" calcext:value-type="float">
            <text:p>0,06</text:p>
          </table:table-cell>
          <table:table-cell table:formula="of:=[.C19]/[.M19]" office:value-type="float" office:value="1.4105" calcext:value-type="float">
            <text:p>1,4105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2" calcext:value-type="float">
            <text:p>2</text:p>
          </table:table-cell>
          <table:table-cell office:value-type="float" office:value="0.985767" calcext:value-type="float">
            <text:p>0,985767</text:p>
          </table:table-cell>
          <table:table-cell office:value-type="float" office:value="11" calcext:value-type="float">
            <text:p>11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0.224" calcext:value-type="float">
            <text:p>0,224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table:formula="of:=MIN([.C20];[.E20];[.G20];[.I20];[.K20])" office:value-type="float" office:value="0.01" calcext:value-type="float">
            <text:p>0,01</text:p>
          </table:table-cell>
          <table:table-cell table:formula="of:=[.C20]/[.M20]" office:value-type="float" office:value="98.5767" calcext:value-type="float">
            <text:p>98,5767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float" office:value="2" calcext:value-type="float">
            <text:p>2</text:p>
          </table:table-cell>
          <table:table-cell office:value-type="float" office:value="15.230707" calcext:value-type="float">
            <text:p>15,230707</text:p>
          </table:table-cell>
          <table:table-cell table:number-columns-repeated="3"/>
          <table:table-cell office:value-type="float" office:value="0.552" calcext:value-type="float">
            <text:p>0,5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18" calcext:value-type="float">
            <text:p>0,018</text:p>
          </table:table-cell>
          <table:table-cell/>
          <table:table-cell table:formula="of:=MIN([.C21];[.E21];[.G21];[.I21];[.K21])" office:value-type="float" office:value="0.018" calcext:value-type="float">
            <text:p>0,018</text:p>
          </table:table-cell>
          <table:table-cell table:formula="of:=[.C21]/[.M21]" office:value-type="float" office:value="846.150388888889" calcext:value-type="float">
            <text:p>846,150388888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  <table:table-cell office:value-type="float" office:value="0.318571" calcext:value-type="float">
            <text:p>0,318571</text:p>
          </table:table-cell>
          <table:table-cell table:number-columns-repeated="3"/>
          <table:table-cell office:value-type="float" office:value="0.064" calcext:value-type="float">
            <text:p>0,064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MIN([.C22];[.E22];[.G22];[.I22];[.K22])" office:value-type="float" office:value="0.005" calcext:value-type="float">
            <text:p>0,005</text:p>
          </table:table-cell>
          <table:table-cell table:formula="of:=[.C22]/[.M22]" office:value-type="float" office:value="63.7142" calcext:value-type="float">
            <text:p>63,7142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formula="of:=AVERAGE([.B3:.B22])" office:value-type="float" office:value="2.45" calcext:value-type="float">
            <text:p>2,45</text:p>
          </table:table-cell>
          <table:table-cell table:style-name="Default" table:formula="of:=AVERAGE([.C3:.C22])" office:value-type="float" office:value="4.15747755" calcext:value-type="float">
            <text:p>4,15747755</text:p>
          </table:table-cell>
          <table:table-cell table:formula="of:=AVERAGE([.D3:.D22])" office:value-type="float" office:value="7.55555555555556" calcext:value-type="float">
            <text:p>7,5555555556</text:p>
          </table:table-cell>
          <table:table-cell table:style-name="Default" table:formula="of:=AVERAGE([.E3:.E22])" office:value-type="float" office:value="0.105555555555556" calcext:value-type="float">
            <text:p>0,1055555556</text:p>
          </table:table-cell>
          <table:table-cell/>
          <table:table-cell table:style-name="Default" table:formula="of:=AVERAGE([.G3:.G22])" office:value-type="float" office:value="0.12" calcext:value-type="float">
            <text:p>0,12</text:p>
          </table:table-cell>
          <table:table-cell table:formula="of:=AVERAGE([.H3:.H22])" office:value-type="float" office:value="4.57142857142857" calcext:value-type="float">
            <text:p>4,5714285714</text:p>
          </table:table-cell>
          <table:table-cell table:style-name="Default" table:formula="of:=AVERAGE([.I3:.I22])" office:value-type="float" office:value="22.7121428571429" calcext:value-type="float">
            <text:p>22,7121428571</text:p>
          </table:table-cell>
          <table:table-cell table:formula="of:=AVERAGE([.J3:.J22])" office:value-type="float" office:value="8.22222222222222" calcext:value-type="float">
            <text:p>8,2222222222</text:p>
          </table:table-cell>
          <table:table-cell table:style-name="Default" table:formula="of:=AVERAGE([.K3:.K22])" office:value-type="float" office:value="0.269888888888889" calcext:value-type="float">
            <text:p>0,2698888889</text:p>
          </table:table-cell>
          <table:table-cell table:number-columns-repeated="2"/>
          <table:table-cell table:formula="of:=MEDIAN([.N3:.N22])" office:value-type="float" office:value="5.45866174242424" calcext:value-type="float">
            <text:p>5,4586617424</text:p>
          </table:table-cell>
        </table:table-row>
        <calcext:conditional-formats>
          <calcext:conditional-format calcext:target-range-address="Sheet1.C3:Sheet1.C22 Sheet1.E3:Sheet1.E22 Sheet1.G3:Sheet1.G22 Sheet1.I3:Sheet1.I22 Sheet1.K3:Sheet1.K22">
            <calcext:condition calcext:apply-style-name="red" calcext:value="&gt;10*[.$M3]" calcext:base-cell-address="Sheet1.C3"/>
            <calcext:condition calcext:apply-style-name="green" calcext:value="=[.$M3]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/>
    </style:style>
    <style:style style:name="yellow" style:family="table-cell" style:parent-style-name="Default">
      <style:table-cell-properties fo:background-color="#ffff99"/>
    </style:style>
    <style:style style:name="red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.00.0000</text:date>, <text:time style:data-style-name="N2" text:time-value="00:17:07.9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1:20.195000000</meta:creation-date>
    <dc:date>2016-08-10T01:22:37.893000000</dc:date>
    <meta:editing-duration>PT2H1M14S</meta:editing-duration>
    <meta:editing-cycles>18</meta:editing-cycles>
    <meta:generator>LibreOffice/5.1.0.3$Windows_x86 LibreOffice_project/5e3e00a007d9b3b6efb6797a8b8e57b51ab1f737</meta:generator>
    <meta:document-statistic meta:table-count="1" meta:cell-count="199" meta:object-count="0"/>
  </office:meta>
</office:document-meta>
</file>